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1.8cm" svg:height="1.8cm" svg:x="1.4cm" svg:y="1.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8cm" svg:height="1.8cm" svg:x="3.2cm" svg:y="1.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8cm" svg:height="1.8cm" svg:x="5cm" svg:y="1.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8cm" svg:height="1.8cm" svg:x="5.6cm" svg:y="5.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8cm" svg:height="1.8cm" svg:x="7.4cm" svg:y="5.7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8cm" svg:height="1.8cm" svg:x="9.2cm" svg:y="5.7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2.3cm" svg:y1="3.2cm" svg:x2="6.5cm" svg:y2="5.7cm" draw:start-shape="id1" draw:start-glue-point="2" draw:end-shape="id2" draw:end-glue-point="0" svg:d="m2300 3200c0 1875 4200 625 4200 2500">
          <text:p/>
        </draw:connector>
        <draw:connector draw:style-name="gr2" draw:text-style-name="P1" draw:layer="layout" draw:type="curve" svg:x1="4.1cm" svg:y1="3.2cm" svg:x2="6.5cm" svg:y2="5.7cm" draw:start-shape="id3" draw:start-glue-point="2" draw:end-shape="id2" draw:end-glue-point="0" svg:d="m4100 3200c0 1875 2400 625 2400 2500">
          <text:p/>
        </draw:connector>
        <draw:custom-shape draw:style-name="gr1" draw:text-style-name="P2" xml:id="id6" draw:id="id6" draw:layer="layout" svg:width="1.8cm" svg:height="1.8cm" svg:x="6.8cm" svg:y="1.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8cm" svg:height="1.8cm" svg:x="9.7cm" svg:y="1.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8cm" svg:height="1.8cm" svg:x="11.5cm" svg:y="1.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8cm" svg:height="1.8cm" svg:x="13.3cm" svg:y="1.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8cm" svg:height="1.8cm" svg:x="15.1cm" svg:y="1.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8cm" svg:height="1.8cm" svg:x="11cm" svg:y="5.7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5.9cm" svg:y1="3.2cm" svg:x2="8.3cm" svg:y2="5.7cm" draw:start-shape="id4" draw:start-glue-point="2" draw:end-shape="id5" draw:end-glue-point="0" svg:d="m5900 3200c0 1875 2400 625 2400 2500">
          <text:p/>
        </draw:connector>
        <draw:connector draw:style-name="gr2" draw:text-style-name="P1" draw:layer="layout" draw:type="curve" svg:x1="7.7cm" svg:y1="3.2cm" svg:x2="8.3cm" svg:y2="5.7cm" draw:start-shape="id6" draw:start-glue-point="2" draw:end-shape="id5" draw:end-glue-point="0" svg:d="m7700 3200c0 1875 600 625 600 2500">
          <text:p/>
        </draw:connector>
        <draw:connector draw:style-name="gr2" draw:text-style-name="P1" draw:layer="layout" draw:type="curve" svg:x1="10.6cm" svg:y1="3.2cm" svg:x2="10.1cm" svg:y2="5.7cm" draw:start-shape="id7" draw:start-glue-point="2" draw:end-shape="id8" draw:end-glue-point="0" svg:d="m10600 3200c0 1875-500 625-500 2500">
          <text:p/>
        </draw:connector>
        <draw:connector draw:style-name="gr2" draw:text-style-name="P1" draw:layer="layout" draw:type="curve" svg:x1="12.4cm" svg:y1="3.2cm" svg:x2="10.1cm" svg:y2="5.7cm" draw:start-shape="id9" draw:start-glue-point="2" draw:end-shape="id8" draw:end-glue-point="0" svg:d="m12400 3200c0 1875-2300 625-2300 2500">
          <text:p/>
        </draw:connector>
        <draw:connector draw:style-name="gr2" draw:text-style-name="P1" draw:layer="layout" draw:type="curve" svg:x1="14.2cm" svg:y1="3.2cm" svg:x2="11.9cm" svg:y2="5.7cm" draw:start-shape="id10" draw:start-glue-point="2" draw:end-shape="id11" draw:end-glue-point="0" svg:d="m14200 3200c0 1875-2300 625-2300 2500">
          <text:p/>
        </draw:connector>
        <draw:connector draw:style-name="gr2" draw:text-style-name="P1" draw:layer="layout" draw:type="curve" svg:x1="16cm" svg:y1="3.2cm" svg:x2="11.9cm" svg:y2="5.7cm" draw:start-shape="id12" draw:start-glue-point="2" draw:end-shape="id11" draw:end-glue-point="0" svg:d="m16000 3200c0 1875-4100 625-4100 2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a Schlegel</meta:initial-creator>
    <meta:creation-date>2012-02-29T16:34:36</meta:creation-date>
    <dc:date>2012-02-29T17:04:23</dc:date>
    <meta:editing-duration>PT12M16S</meta:editing-duration>
    <meta:editing-cycles>4</meta:editing-cycles>
    <meta:generator>LibreOffice/3.4$Unix LibreOffice_project/340m1$Build-502</meta:generator>
    <meta:document-statistic meta:object-count="20"/>
  </office:meta>
</office:document-meta>
</file>